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7168" officeooo:paragraph-rsid="00167168"/>
    </style:style>
    <style:style style:name="P2" style:family="paragraph" style:parent-style-name="Standard">
      <style:text-properties officeooo:rsid="00167168" officeooo:paragraph-rsid="00167168"/>
    </style:style>
    <style:style style:name="P3" style:family="paragraph" style:parent-style-name="Standard">
      <style:text-properties officeooo:rsid="001708bb" officeooo:paragraph-rsid="001708bb"/>
    </style:style>
    <style:style style:name="P4" style:family="paragraph" style:parent-style-name="Standard">
      <style:text-properties officeooo:rsid="001724ed" officeooo:paragraph-rsid="001724ed"/>
    </style:style>
    <style:style style:name="P5" style:family="paragraph" style:parent-style-name="Standard">
      <style:text-properties officeooo:rsid="001c4ace" officeooo:paragraph-rsid="001c4ace"/>
    </style:style>
    <style:style style:name="P6" style:family="paragraph" style:parent-style-name="Standard">
      <style:text-properties officeooo:rsid="00167168" officeooo:paragraph-rsid="00167168"/>
    </style:style>
    <style:style style:name="T1" style:family="text">
      <style:text-properties officeooo:rsid="001708bb"/>
    </style:style>
    <style:style style:name="T2" style:family="text">
      <style:text-properties officeooo:rsid="00172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tellitenbilder:</text:p>
      <text:p text:style-name="P2"/>
      <text:p text:style-name="P2"><text:a xlink:type="simple" xlink:href="https://remotepixel.ca/" text:style-name="Internet_20_link" text:visited-style-name="Visited_20_Internet_20_Link">https://remotepixel.ca/</text:a></text:p>
      <text:p text:style-name="P2"/>
      <text:p text:style-name="P5">verwaltungsgrenzen Österreich:</text:p>
      <text:p text:style-name="P2"/>
      <text:p text:style-name="P2"><text:a xlink:type="simple" xlink:href="https://www.data.gv.at/katalog/dataset?tags=Bezirk&amp;tags=Verwaltungsgrenzen" text:style-name="Internet_20_link" text:visited-style-name="Visited_20_Internet_20_Link">https://www.data.gv.at/katalog/dataset?tags=Bezirk&amp;tags=Verwaltungsgrenzen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<text:span text:style-name="T2">ECW ???</text:span></text:p>
      <text:p text:style-name="P4">open-streatmap über XYZ-Verbindung!!1</text:p>
      <text:p text:style-name="P2"/>
      <text:p text:style-name="P2"/>
      <text:p text:style-name="P2"/>
      <text:p text:style-name="P2"/>
      <text:p text:style-name="P3">Linux useful:</text:p>
      <text:p text:style-name="P2"/>
      <text:p text:style-name="P1"><text:span text:style-name="Source_20_Text">cat /etc/upstream-release/lsb-release</text:span></text:p>
      <text:p text:style-name="P2">→<text:span text:style-name="T1"> meine version,…</text:span></text:p>
      <text:p text:style-name="P2"/>
      <text:p text:style-name="P2"/>
      <text:p text:style-name="P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07:12:08.922588697</meta:creation-date>
    <dc:date>2021-08-05T07:32:58.566255757</dc:date>
    <meta:editing-duration>P1DT14H10M3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7" meta:character-count="256" meta:non-whitespace-character-count="248"/>
  </office:meta>
</office:document-meta>
</file>